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wmf;windows_formatname=&quot;Image WMF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binary" manifest:full-path="layout-cache"/>
  <manifest:file-entry manifest:media-type="" manifest:full-path="Pictures/20000005000083770000661C7D20DCB6.svm"/>
  <manifest:file-entry manifest:media-type="" manifest:full-path="Pictures/20000005000083770000661C42B89387.svm"/>
  <manifest:file-entry manifest:media-type="application/vnd.sun.star.oleobject" manifest:full-path="Object 4"/>
  <manifest:file-entry manifest:media-type="text/xml" manifest:full-path="settings.xml"/>
  <manifest:file-entry manifest:media-type="application/vnd.sun.star.oleobject" manifest:full-path="Object 5"/>
  <manifest:file-entry manifest:media-type="text/xml" manifest:full-path="styles.xml"/>
  <manifest:file-entry manifest:media-type="application/rdf+xml" manifest:full-path="manifest.rdf"/>
  <manifest:file-entry manifest:media-type="application/vnd.sun.star.oleobject" manifest:full-path="Object 6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2" svg:font-family="Tahoma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1.486cm" fo:margin-left="2.492cm" table:align="left" style:writing-mode="lr-tb"/>
    </style:style>
    <style:style style:name="Tableau1.A" style:family="table-column">
      <style:table-column-properties style:column-width="2.251cm"/>
    </style:style>
    <style:style style:name="Tableau1.B" style:family="table-column">
      <style:table-column-properties style:column-width="9.23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1.284cm" style:keep-together="true" fo:keep-together="auto"/>
    </style:style>
    <style:style style:name="Tableau2" style:family="table">
      <style:table-properties style:width="11.486cm" fo:margin-left="2.492cm" table:align="left" style:writing-mode="lr-tb"/>
    </style:style>
    <style:style style:name="Tableau2.A" style:family="table-column">
      <style:table-column-properties style:column-width="2.251cm"/>
    </style:style>
    <style:style style:name="Tableau2.B" style:family="table-column">
      <style:table-column-properties style:column-width="9.23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.2" style:family="table-row">
      <style:table-row-properties style:min-row-height="1.284cm" style:keep-together="true" fo:keep-together="auto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paragraph-properties fo:margin-left="14.986cm" fo:margin-right="0cm" fo:text-indent="1.249cm" style:auto-text-indent="false"/>
      <style:text-properties fo:font-size="9pt" style:font-size-asian="9pt"/>
    </style:style>
    <style:style style:name="P3" style:family="paragraph" style:parent-style-name="Standard">
      <style:text-properties fo:background-color="#ff00ff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style:font-name="Calibri" fo:language="zxx" fo:country="none" style:language-asian="zxx" style:country-asian="none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margin-left="0.106cm" fo:margin-right="0cm" fo:text-indent="0cm" style:auto-text-indent="false"/>
      <style:text-properties fo:language="zxx" fo:country="none" fo:font-weight="bold" style:language-asian="zxx" style:country-asian="none" style:font-weight-asian="bold" style:font-size-complex="10pt" style:language-complex="zxx" style:country-complex="none"/>
    </style:style>
    <style:style style:name="P8" style:family="paragraph" style:parent-style-name="Title" style:master-page-name="Standard">
      <style:paragraph-properties style:page-number="auto"/>
      <style:text-properties fo:color="#0094c8" style:font-name="Times New Roman" fo:font-size="18pt" style:font-size-asian="18pt" style:font-size-complex="18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10pt" style:font-size-asian="10pt" style:font-size-complex="10pt"/>
    </style:style>
    <style:style style:name="T5" style:family="text">
      <style:text-properties fo:color="#00b0f0" fo:font-size="10pt" fo:font-weight="bold" style:font-size-asian="10pt" style:font-weight-asian="bold" style:font-size-complex="10pt"/>
    </style:style>
    <style:style style:name="T6" style:family="text">
      <style:text-properties fo:color="#0094c8" style:font-name="Times New Roman" fo:font-size="9pt" style:font-size-asian="9pt" style:font-size-complex="9pt"/>
    </style:style>
    <style:style style:name="T7" style:family="text">
      <style:text-properties fo:color="#0000ff" fo:font-size="9pt" fo:font-weight="normal" style:font-size-asian="9pt" style:font-weight-asian="normal" style:font-size-complex="9pt"/>
    </style:style>
    <style:style style:name="T8" style:family="text">
      <style:text-properties style:font-name="Times New Roman" fo:font-size="9pt" style:font-size-asian="9pt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fo:color="#ffffff"/>
    </style:style>
    <style:style style:name="T11" style:family="text">
      <style:text-properties fo:color="#ffffff" fo:font-weight="bold" fo:background-color="#cc0099" style:font-weight-asian="bold"/>
    </style:style>
    <style:style style:name="T12" style:family="text">
      <style:text-properties fo:font-style="italic" style:font-style-asian="italic"/>
    </style:style>
    <style:style style:name="T13" style:family="text">
      <style:text-properties fo:language="en" fo:country="GB"/>
    </style:style>
    <style:style style:name="T14" style:family="text">
      <style:text-properties fo:language="en" fo:country="GB" fo:font-style="italic" style:font-style-asian="italic"/>
    </style:style>
    <style:style style:name="T15" style:family="text">
      <style:text-properties style:font-name="Calibri"/>
    </style:style>
    <style:style style:name="T16" style:family="text">
      <style:text-properties style:font-name="Symbol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style="italic" style:font-style-asian="italic"/>
    </style:style>
    <style:style style:name="T19" style:family="text">
      <style:text-properties style:font-name="Symbol1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565cm" draw:visible-area-height="1.059cm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424cm" draw:visible-area-height="0.424cm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354cm" draw:visible-area-height="1.059cm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83cm" draw:visible-area-height="1.059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342cm" draw:visible-area-height="1.165cm"/>
    </style:style>
    <style:style style:name="gr1" style:family="graphic">
      <style:graphic-properties draw:stroke="solid" svg:stroke-width="0.026cm" svg:stroke-color="#000000" draw:marker-start="" draw:marker-start-width="0.212cm" draw:marker-start-center="false" draw:marker-end="msArrowOpenEnd_20_5" draw:marker-end-width="0.556cm" draw:marker-end-center="false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end="msArrowOpenEnd_20_5" draw:marker-end-width="0.556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appels. Exercices supplémentaires</text:p>
      <text:p text:style-name="Standard"/>
      <text:p text:style-name="P3"/>
      <text:p text:style-name="Standard"><text:span text:style-name="T11"><text:s/>1 </text:span><text:s/>Voici le tableau de variations d’une fonction <text:span text:style-name="T12">f</text:span> <text:s/>définie sur I = [–5 ; 4].</text:p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 text:c="8"/><text:span text:style-name="T12">x</text:span></text:p>
          </table:table-cell>
          <table:table-cell table:style-name="Tableau1.B1" office:value-type="string">
            <text:p text:style-name="P4">– 5 <text:s text:c="13"/>–1 <text:s text:c="18"/>0 <text:s text:c="21"/><text:span text:style-name="T13">3 <text:s text:c="21"/>4 <text:s text:c="16"/></text:span></text:p>
          </table:table-cell>
        </table:table-row>
        <table:table-row table:style-name="Tableau1.2">
          <table:table-cell table:style-name="Tableau1.A1" office:value-type="string">
            <text:p text:style-name="P4"><text:span text:style-name="T13"><text:s text:c="7"/></text:span><text:span text:style-name="T14">f </text:span><text:span text:style-name="T13">(</text:span><text:span text:style-name="T14">x</text:span><text:span text:style-name="T13">)</text:span></text:p>
          </table:table-cell>
          <table:table-cell table:style-name="Tableau1.B1" office:value-type="string">
            <text:p text:style-name="P4"><text:span text:style-name="T13"><text:s text:c="23"/>7 <text:s text:c="39"/>0</text:span> <text:s text:c="49"/></text:p>
            <text:p text:style-name="P5"><draw:custom-shape text:anchor-type="char" draw:z-index="7" draw:style-name="gr1" draw:text-style-name="P9" svg:width="1.454cm" svg:height="0.701cm" svg:x="4.648cm" svg:y="0.042cm"><text:p/><draw:enhanced-geometry svg:viewBox="0 0 824 397" draw:type="non-primitive" draw:enhanced-path="M 0 397 L 824 0 N"/></draw:custom-shape><draw:custom-shape text:anchor-type="char" draw:z-index="6" draw:style-name="gr1" draw:text-style-name="P9" svg:width="1.324cm" svg:height="0.69cm" svg:x="2.531cm" svg:y="0.042cm"><text:p/><draw:enhanced-geometry svg:viewBox="0 0 750 391" draw:type="non-primitive" draw:enhanced-path="M 0 0 L 750 391 N"/></draw:custom-shape><draw:custom-shape text:anchor-type="char" draw:z-index="9" draw:style-name="gr1" draw:text-style-name="P9" svg:width="1.454cm" svg:height="0.701cm" svg:x="0.628cm" svg:y="0.049cm"><text:p/><draw:enhanced-geometry svg:viewBox="0 0 824 397" draw:type="non-primitive" draw:enhanced-path="M 0 397 L 824 0 N"/></draw:custom-shape><draw:line text:anchor-type="char" draw:z-index="8" draw:style-name="gr2" draw:text-style-name="P10" svg:x1="6.766cm" svg:y1="0.049cm" svg:x2="8.29cm" svg:y2="0.811cm"><text:p/></draw:line></text:p>
            <text:p text:style-name="Standard"><text:s/></text:p>
            <text:p text:style-name="Standard"><text:s text:c="3"/>3 <text:s text:c="36"/>–2 <text:s text:c="39"/>–1 <text:s text:c="12"/></text:p>
          </table:table-cell>
        </table:table-row>
      </table:table>
      <text:p text:style-name="Standard"/>
      <text:p text:style-name="Standard">Comparez, si possible, les images proposées :</text:p>
      <text:p text:style-name="Standard"><text:span text:style-name="T9">a.</text:span> <text:span text:style-name="T12">f </text:span>(1) et <text:span text:style-name="T12">f</text:span> (2)</text:p>
      <text:p text:style-name="Standard"><text:span text:style-name="T9">b.</text:span> <text:span text:style-name="T12">f</text:span> (3,2) et <text:span text:style-name="T12">f</text:span> (3,3)</text:p>
      <text:p text:style-name="Standard"><text:span text:style-name="T9">c.</text:span> <text:span text:style-name="T12">f</text:span> (<text:span text:style-name="T16"></text:span>) et <text:span text:style-name="T12">f</text:span> (<text:span text:style-name="T15"><draw:frame draw:style-name="fr2" draw:name="Objet1" text:anchor-type="as-char" svg:width="0.564cm" svg:height="1.058cm" draw:z-index="0"><draw:object-ole xlink:href="./Object 1" xlink:type="simple" xlink:show="embed" xlink:actuate="onLoad"/><draw:image xlink:href="./ObjectReplacements/Object 1" xlink:type="simple" xlink:show="embed" xlink:actuate="onLoad"/></draw:frame></text:span>)</text:p>
      <text:p text:style-name="Standard"><text:span text:style-name="T9">d.</text:span> <text:span text:style-name="T12">f</text:span> (–0,5) et <text:span text:style-name="T12">f</text:span> (0,5)</text:p>
      <text:p text:style-name="Standard"><text:span text:style-name="T9">e.</text:span> <text:span text:style-name="T12">f </text:span>(–3) et <text:span text:style-name="T12">f</text:span> (3,5)</text:p>
      <text:p text:style-name="Standard"/>
      <text:p text:style-name="P7"><draw:frame draw:style-name="fr1" draw:name="images1" text:anchor-type="char" svg:x="10.283cm" svg:y="0.296cm" svg:width="8.043cm" svg:height="6.249cm" draw:z-index="10"><draw:image xlink:href="Pictures/20000005000083770000661C42B89387.svm" xlink:type="simple" xlink:show="embed" xlink:actuate="onLoad"/></draw:frame></text:p>
      <text:p text:style-name="Standard"><text:span text:style-name="T11"><text:s/>2 </text:span><text:s/>Soit <text:span text:style-name="T12">f </text:span><text:s/>une fonction définie sur [–3 ; 5] dont la représentation graphique <text:span text:style-name="T12">C</text:span><text:span text:style-name="T18">f </text:span><text:s/>est donnée ci-contre.</text:p>
      <text:p text:style-name="Standard"><text:span text:style-name="T9">a.</text:span> Dressez le tableau de signes de <text:span text:style-name="T12">f</text:span> (<text:span text:style-name="T12">x</text:span>).</text:p>
      <text:p text:style-name="Standard"><text:span text:style-name="T9">b.</text:span> Dressez le tableau de variations de <text:span text:style-name="T12">f</text:span> (<text:span text:style-name="T12">x</text:span>).</text:p>
      <text:p text:style-name="Standard"><text:span text:style-name="T9">c.</text:span> Précisez la valeur du minimum et du maximum de <text:span text:style-name="T12">f</text:span>, </text:p>
      <text:p text:style-name="Standard">ainsi que les valeurs en lesquelles elles sont atteintes.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11"><text:s/>3 </text:span><text:s/><text:span text:style-name="T10">.</text:span> Soit <text:span text:style-name="T12">f</text:span> <text:s/>la fonction définie sur <text:span text:style-name="T15"><draw:frame draw:style-name="fr3" draw:name="Objet2" text:anchor-type="as-char" svg:width="0.423cm" svg:height="0.423cm" draw:z-index="1"><draw:object-ole xlink:href="./Object 2" xlink:type="simple" xlink:show="embed" xlink:actuate="onLoad"/><draw:image xlink:href="./ObjectReplacements/Object 2" xlink:type="simple" xlink:show="embed" xlink:actuate="onLoad"/></draw:frame></text:span> par <text:span text:style-name="T12">f </text:span>(<text:span text:style-name="T12">x</text:span>) = <text:span text:style-name="T12">x</text:span><text:span text:style-name="T3">2</text:span> + 2<text:span text:style-name="T12">x</text:span> – 3.</text:p>
      <text:p text:style-name="Standard"><text:span text:style-name="T9">1.</text:span> Montrez que pour tout <text:span text:style-name="T12">x</text:span> : <text:span text:style-name="T12">f </text:span>(<text:span text:style-name="T12">x</text:span>) = (<text:span text:style-name="T12">x</text:span> – 1)(<text:span text:style-name="T12">x </text:span>+ 3).</text:p>
      <text:p text:style-name="Standard"><text:span text:style-name="T9">2.</text:span> Dressez le tableau de signes de <text:span text:style-name="T12">f </text:span>(<text:span text:style-name="T12">x</text:span>).</text:p>
      <text:p text:style-name="Standard"><text:span text:style-name="T9">3.</text:span> En déduire les solutions de l’inéquation <text:span text:style-name="T12">f </text:span>(<text:span text:style-name="T12">x</text:span>) <text:span text:style-name="T19">³</text:span> 0.</text:p>
      <text:p text:style-name="Standard"/>
      <text:p text:style-name="Standard"/>
      <text:p text:style-name="Standard"/>
      <text:p text:style-name="Standard"><text:span text:style-name="T11"><text:s/>4 </text:span><text:s/>On reprend la fonction <text:span text:style-name="T12">f</text:span> <text:s/>dont le tableau de variations est donné dans l’exercice 1.</text:p>
      <text:p text:style-name="Standard">On sait, de plus, que <text:span text:style-name="T12">f</text:span> (–<text:span text:style-name="T15"><draw:frame draw:style-name="fr4" draw:name="Objet3" text:anchor-type="as-char" svg:width="0.353cm" svg:height="1.058cm" draw:z-index="2"><draw:object-ole xlink:href="./Object 3" xlink:type="simple" xlink:show="embed" xlink:actuate="onLoad"/><draw:image xlink:href="./ObjectReplacements/Object 3" xlink:type="simple" xlink:show="embed" xlink:actuate="onLoad"/></draw:frame></text:span> ) = 0.</text:p>
      <text:p text:style-name="Standard">Dressez le tableau de signes de la fonction <text:span text:style-name="T12">f</text:span> <text:s/>sur [–5 ; 4].</text:p>
      <text:p text:style-name="Standard"/>
      <text:p text:style-name="Standard"/>
      <text:p text:style-name="Standard"><text:soft-page-break/><text:span text:style-name="T11"><text:s/>5 </text:span><text:s/>Voici le tableau de variations d’une fonction <text:span text:style-name="T12">g</text:span> définie sur I = [–3 ; 12].</text:p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<text:s text:c="8"/><text:span text:style-name="T12">x</text:span></text:p>
          </table:table-cell>
          <table:table-cell table:style-name="Tableau2.B1" office:value-type="string">
            <text:p text:style-name="P4">–3 <text:s text:c="15"/>–1 <text:s text:c="19"/>0 <text:s text:c="20"/><text:span text:style-name="T13">9 <text:s text:c="18"/>12 <text:s text:c="16"/></text:span></text:p>
          </table:table-cell>
        </table:table-row>
        <table:table-row table:style-name="Tableau2.2">
          <table:table-cell table:style-name="Tableau2.A1" office:value-type="string">
            <text:p text:style-name="P4"><text:span text:style-name="T13"><text:s text:c="6"/></text:span><text:span text:style-name="T14">f </text:span><text:span text:style-name="T13">(</text:span><text:span text:style-name="T14">x</text:span><text:span text:style-name="T13">)</text:span></text:p>
          </table:table-cell>
          <table:table-cell table:style-name="Tableau2.B1" office:value-type="string">
            <text:p text:style-name="P4"><text:span text:style-name="T13"><text:s text:c="3"/>5 <text:s text:c="40"/>4</text:span> <text:s text:c="39"/>3 </text:p>
            <text:p text:style-name="P5"><draw:custom-shape text:anchor-type="char" draw:z-index="12" draw:style-name="gr1" draw:text-style-name="P9" svg:width="1.454cm" svg:height="0.701cm" svg:x="2.702cm" svg:y="0.06cm"><text:p/><draw:enhanced-geometry svg:viewBox="0 0 824 397" draw:type="non-primitive" draw:enhanced-path="M 0 397 L 824 0 N"/></draw:custom-shape><draw:line text:anchor-type="char" draw:z-index="13" draw:style-name="gr2" draw:text-style-name="P10" svg:x1="5.031cm" svg:y1="0.06cm" svg:x2="6.555cm" svg:y2="0.822cm"><text:p/></draw:line><draw:custom-shape text:anchor-type="char" draw:z-index="14" draw:style-name="gr1" draw:text-style-name="P9" svg:width="1.454cm" svg:height="0.701cm" svg:x="6.971cm" svg:y="0.06cm"><text:p/><draw:enhanced-geometry svg:viewBox="0 0 824 397" draw:type="non-primitive" draw:enhanced-path="M 0 397 L 824 0 N"/></draw:custom-shape><draw:custom-shape text:anchor-type="char" draw:z-index="11" draw:style-name="gr1" draw:text-style-name="P9" svg:width="1.324cm" svg:height="0.69cm" svg:x="0.838cm" svg:y="0.021cm"><text:p/><draw:enhanced-geometry svg:viewBox="0 0 750 391" draw:type="non-primitive" draw:enhanced-path="M 0 0 L 750 391 N"/></draw:custom-shape></text:p>
            <text:p text:style-name="Standard"/>
            <text:p text:style-name="Standard"><text:s text:c="22"/>–2 <text:s text:c="42"/>1 <text:s text:c="12"/></text:p>
          </table:table-cell>
        </table:table-row>
      </table:table>
      <text:p text:style-name="Standard"/>
      <text:p text:style-name="Standard"><text:span text:style-name="T9">1.</text:span> Donnez un encadrement le plus précis possible :</text:p>
      <text:p text:style-name="Standard"><text:span text:style-name="T9">a.</text:span> Si 0 <text:span text:style-name="T19">£</text:span> <text:span text:style-name="T12">x</text:span> <text:span text:style-name="T19">£</text:span> 9 alors : … <text:span text:style-name="T19">£</text:span> <text:span text:style-name="T12">f </text:span>(<text:span text:style-name="T12">x</text:span>) <text:span text:style-name="T19">£</text:span> … .</text:p>
      <text:p text:style-name="Standard"><text:span text:style-name="T9">b.</text:span> Si –3 <text:span text:style-name="T19">£</text:span> <text:span text:style-name="T12">x</text:span> <text:span text:style-name="T19">£</text:span> 0 alors : … <text:span text:style-name="T19">£</text:span> <text:span text:style-name="T12">f </text:span>(<text:span text:style-name="T12">x</text:span>) <text:span text:style-name="T19">£</text:span> … .</text:p>
      <text:p text:style-name="Standard"><text:span text:style-name="T9">2.</text:span> Précisez le minimum et le maximum de <text:span text:style-name="T12">f</text:span> <text:s/>sur :</text:p>
      <text:p text:style-name="Standard"><text:span text:style-name="T9">a.</text:span> [–1 ; 9]</text:p>
      <text:p text:style-name="Standard"><text:span text:style-name="T9">b.</text:span> [–3 ; 12]</text:p>
      <text:p text:style-name="Standard"/>
      <text:p text:style-name="Standard"/>
      <text:p text:style-name="Standard"><text:span text:style-name="T11"><text:s/>6 </text:span><text:s/>Soit <text:span text:style-name="T12">f</text:span> <text:s/>une fonction de courbe représentative <text:span text:style-name="T12">C</text:span><text:span text:style-name="T18">f</text:span>.</text:p>
      <text:p text:style-name="Standard">Déterminez l’équation réduite de T dans chacun des cas proposés.</text:p>
      <text:p text:style-name="Standard"><text:span text:style-name="T9">a.</text:span> T, la tangente à <text:span text:style-name="T12">C</text:span><text:span text:style-name="T18">f</text:span><text:span text:style-name="T17"> </text:span><text:s/>au point A de coordonnées (5 ; –3), a pour coefficient directeur 2.</text:p>
      <text:p text:style-name="P6"><draw:frame draw:style-name="fr1" draw:name="images2" text:anchor-type="char" svg:x="0.988cm" svg:y="0.123cm" svg:width="6.773cm" svg:height="5.244cm" draw:z-index="15"><draw:image xlink:href="Pictures/20000005000083770000661C7D20DCB6.svm" xlink:type="simple" xlink:show="embed" xlink:actuate="onLoad"/></draw:frame>b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">c.</text:span> Soit <text:span text:style-name="T12">f</text:span> <text:s/>une fonction définie et dérivable sur <text:span text:style-name="T15"><draw:frame draw:style-name="fr3" draw:name="Objet4" text:anchor-type="as-char" svg:width="0.423cm" svg:height="0.423cm" draw:z-index="3"><draw:object-ole xlink:href="./Object 4" xlink:type="simple" xlink:show="embed" xlink:actuate="onLoad"/><draw:image xlink:href="./ObjectReplacements/Object 4" xlink:type="simple" xlink:show="embed" xlink:actuate="onLoad"/></draw:frame></text:span>\{1} par <text:span text:style-name="T12">f </text:span>(<text:span text:style-name="T12">x</text:span>) = <draw:frame draw:style-name="fr5" draw:name="Objet5" text:anchor-type="as-char" svg:width="0.882cm" svg:height="1.058cm" draw:z-index="4"><draw:object-ole xlink:href="./Object 5" xlink:type="simple" xlink:show="embed" xlink:actuate="onLoad"/><draw:image xlink:href="./ObjectReplacements/Object 5" xlink:type="simple" xlink:show="embed" xlink:actuate="onLoad"/></draw:frame>. De plus, <text:span text:style-name="T12">f </text:span>’(<text:span text:style-name="T12">x</text:span>) = <draw:frame draw:style-name="fr6" draw:name="Objet6" text:anchor-type="as-char" svg:width="1.341cm" svg:height="1.164cm" draw:z-index="5"><draw:object-ole xlink:href="./Object 6" xlink:type="simple" xlink:show="embed" xlink:actuate="onLoad"/><draw:image xlink:href="./ObjectReplacements/Object 6" xlink:type="simple" xlink:show="embed" xlink:actuate="onLoad"/></draw:frame>. </text:p>
      <text:p text:style-name="Standard">T est la tangente à <text:span text:style-name="T12">C</text:span><text:span text:style-name="T18">f </text:span><text:s/>au point d’abscisse 2. 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2" svg:font-family="Tahoma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_35_" draw:display-name="5" svg:viewBox="1.79769313486232E+308 1.79769313486232E+308 0 0" svg:d=""/>
    <draw:marker draw:name="msArrowOpenEnd_20_5" draw:display-name="msArrowOpenEnd 5" svg:viewBox="0 0 315 315" svg:d="M158 0l157 287-47 28-110-202-111 202-47-28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1pt" fo:language="fr" fo:country="FR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fo:font-weight="bold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Pied_20_de_20_page_20_Car" style:display-name="Pied de page Car" style:family="text" style:parent-style-name="Police_20_par_20_défaut">
      <style:text-properties fo:font-size="11pt" style:font-size-asian="11pt" style:font-size-complex="11pt"/>
    </style:style>
    <style:style style:name="Titre_20_Car" style:display-name="Titre Car" style:family="text" style:parent-style-name="Police_20_par_20_défau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 text:start-value="26">
        <style:list-level-properties text:list-level-position-and-space-mode="label-alignment">
          <style:list-level-label-alignment text:label-followed-by="listtab" text:list-tab-stop-position="0.979cm" fo:text-indent="-0.847cm" fo:margin-left="0.9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07cm" fo:text-indent="-0.318cm" fo:margin-left="3.3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117cm" fo:text-indent="-0.318cm" fo:margin-left="7.1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387cm" fo:text-indent="-0.635cm" fo:margin-left="8.3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657cm" fo:text-indent="-0.635cm" fo:margin-left="9.6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927cm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format="1" text:start-value="26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07cm" fo:text-indent="-0.318cm" fo:margin-left="3.3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117cm" fo:text-indent="-0.318cm" fo:margin-left="7.1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387cm" fo:text-indent="-0.635cm" fo:margin-left="8.3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657cm" fo:text-indent="-0.635cm" fo:margin-left="9.6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927cm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</style:style>
    <style:style style:name="MP2" style:family="paragraph" style:parent-style-name="Standard">
      <style:paragraph-properties fo:margin-left="14.986cm" fo:margin-right="0cm" fo:text-indent="1.249cm" style:auto-text-indent="false"/>
      <style:text-properties fo:font-size="9pt" style:font-size-asian="9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position="super 58%"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/>
    </style:style>
    <style:style style:name="MT4" style:family="text">
      <style:text-properties fo:color="#00b0f0" fo:font-size="10pt" fo:font-weight="bold" style:font-size-asian="10pt" style:font-weight-asian="bold" style:font-size-complex="10pt"/>
    </style:style>
    <style:style style:name="MT5" style:family="text">
      <style:text-properties fo:color="#0094c8" style:font-name="Times New Roman" fo:font-size="9pt" style:font-size-asian="9pt" style:font-size-complex="9pt"/>
    </style:style>
    <style:style style:name="MT6" style:family="text">
      <style:text-properties fo:color="#0000ff" fo:font-size="9pt" fo:font-weight="normal" style:font-size-asian="9pt" style:font-weight-asian="normal" style:font-size-complex="9pt"/>
    </style:style>
    <style:style style:name="MT7" style:family="text">
      <style:text-properties style:font-name="Times New Roman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1.75cm" fo:margin-left="0cm" fo:margin-right="0cm" fo:margin-top="1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51cm" fo:margin-bottom="3cm" fo:margin-left="1.501cm" fo:margin-right="1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Transmath 1</text:span><text:span text:style-name="MT2">re</text:span><text:span text:style-name="MT1"> S – édition 2011</text:span></text:p>
        <text:p text:style-name="Header"><text:span text:style-name="MT3">Chapitre 4. </text:span><text:span text:style-name="MT4">Fonctions dérivées. Applications</text:span></text:p>
      </style:header>
      <style:footer>
        <text:p text:style-name="MP1"><text:span text:style-name="MT5">Rappels. Exercices supplémentaires</text:span><text:span text:style-name="MT6"><text:tab/><text:tab/><text:tab/><text:tab/><text:tab/><text:tab/><text:tab/><text:tab/><text:tab/><text:tab/></text:span><text:span text:style-name="MT7">Page </text:span><text:span text:style-name="MT7"><text:page-number text:select-page="current">2</text:page-number></text:span></text:p>
        <text:p text:style-name="MP2">© Nathan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1</dc:title>
    <meta:initial-creator> Jean-Michel Barros</meta:initial-creator>
    <meta:creation-date>2011-07-13T15:26:00</meta:creation-date>
    <dc:creator>SEJER NATHAN</dc:creator>
    <dc:date>2011-07-21T10:44:00</dc:date>
    <meta:print-date>2010-02-15T03:43:00</meta:print-date>
    <meta:editing-cycles>6</meta:editing-cycles>
    <meta:editing-duration>PT00H20M00S</meta:editing-duration>
    <meta:generator>OpenOffice/4.1.3$Win32 OpenOffice.org_project/413m1$Build-9783</meta:generator>
    <meta:document-statistic meta:table-count="2" meta:image-count="2" meta:object-count="6" meta:page-count="2" meta:paragraph-count="48" meta:word-count="399" meta:character-count="2334"/>
    <meta:user-defined meta:name="MTMacEqns" meta:value-type="boolean">true</meta:user-defined>
  </office:meta>
</office:document-meta>
</file>